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owserTool.getMosa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Lin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Kmele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Opera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Mac68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X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Pal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Mozill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A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Win2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e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Hotjava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owserTool.getWap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rowserTool.getSlur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Gale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Sin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V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Amay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Blackber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Mpr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Webcraw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Opera7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nfos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Java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Opera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Win31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Gecko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owserTool.getNav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Nav6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S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tes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e5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Yah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Lyc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Nav45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owserTool.getIe55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Robot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rowserTool.getFirefox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Unix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Get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Vis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Lob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Rel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Ma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O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e55u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owserTool.getIe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Java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A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Dom0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rowserTool.getNavg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Goo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Dill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W3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Dom2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rowserTool.getAltavis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Link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Epipha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Opera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Avantg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Win32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owserTool.getNeoplanet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ca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Aix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Freebs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Dec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owserTool.getNav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owserTool.getEma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owserTool.getHpu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Nav4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Hpux9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Sun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Aol3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Gecko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owserTool.getWin16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owserTool.getOpera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parseVersion(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6">
            <text:p text:style-name="Table_20_Contents">6</text:p>
          </table:table-cell>
          <table:table-cell office:value-type="float" office:value="213">
            <text:p text:style-name="Table_20_Contents">213</text:p>
          </table:table-cell>
        </table:table-row>
        <table:table-row>
          <table:table-cell office:value-type="string">
            <text:p text:style-name="Table_20_Contents">BrowserTool.getOpera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rowserTool.getUnix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owserTool.getNeoplan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e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Sun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Window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owserTool.getAol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Aix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Dotn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Netscap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rowserTool.getIe8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Gecko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owserTool.getHotjava3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Hotjav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Css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Macpp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r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Win9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Oper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Amig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Nav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Geck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op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e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Lotusno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Htt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Aol4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setRequest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rowserTool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owserTool.getWebT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e7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Dom1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rowserTool.getSuni8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e4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Nav45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owserTool.getSc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Aol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e8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rix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C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e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Aix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Win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Hpux1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Opera8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e6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Lyn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Safar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Konque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rix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Iceweas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Nav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Css2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rowserTool.getWinx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Bs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Aix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Win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Audr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Chr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Scoo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Staroff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AolTV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Lw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Win3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Cs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rowserTool.getMacos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Win98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owserTool.getW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